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esentation summary for Micheyl et al, 2005 + ARP model<text:tab/><text:tab/><text:span text:style-name="T1">Sara Steele</text:span></text:p>
      <text:p text:style-name="Standard"/>
      <text:p text:style-name="Standard">Can we understand the perceptual phenomenon of stream segregation by examining the responses of single neurons? The framework developed by Micheyl et al to predict the likelihood of segregation over stimulus exposure time using the responses recorded from macaque A1 is impressive, but not entirely satisfying. They used a typical paradigm for investigating and manipulating segregation in humans, in which they present subjects with a sequence of tones arranged in repeating [ABA_] triplets (van Noorden, 1975). When the difference in sound frequency between the A tone and the B tone is large, human observers will usually, after some time, report hearing two segregated streams of tones-- [A A] at one frequency and rhythm, and [B] at another. When the tones are at very similar frequencies, subjects are more likely to hear them as a single, grouped object, with a galloping rhythm, and any segregation that does occur will typically take longer to occur. For intermediate frequency differences, subjects report initially hearing a grouped percept, but will spontaneously switch back and forth between segregated and coherent percepts. </text:p>
      <text:p text:style-name="Standard"/>
      <text:p text:style-name="Standard">From psychophysical experiments, it is possible to describe the dynamic probability of stream segregation as a function of exposure time to a fixed stimulus. This psychometric function, commonly referred to as the <text:span text:style-name="T1">buildup function</text:span><text:span text:style-name="T2"> (BUF), starts at 0 for t=0-- as subjects almost always hear the coherent percept first-- and then rises over time to the steady state probability of hearing a segregated percept. This steady state probability, between 0 and 1, depends on the frequency difference between the tones used for a given [ABA_] sequence, and reflects the spontaneous switching back and forth between the two possible perceptual states-- because of these continuing alternations, it is often impossible to predict with certainty which state a subject is in, however the fraction of time spent in the segregated state gives a steady state probability of segregation. The standard method for obtaining the buildup function from psychophysical data is to take the perceptual timecourse obtained from each trial-- a binary representation of whether or not (1 or 0) a subject was streaming at a particular digitized time point on a particular trial-- and take the average for each time point. Since the data will be binary, it is necessary to use a reasonably large number of trials to produce a smooth function.</text:span></text:p>
      <text:p text:style-name="P1"/>
      <text:p text:style-name="P1">Because the macaques' auditory systems and presumably, their perceptual experiences, are similar to humans', we can use the psychometric function for humans to estimate what the monkey's perception may be. Furthermore, since the probability of perceptual segregation of sounds increases reliably over time, without any change of the stimulus, we can try to isolate the neurophysiological characteristics that underlie the perceptual change-- eliminating confounds with stimulus-related changes used to manipulate perception. </text:p>
      <text:p text:style-name="P1"/>
      <text:p text:style-name="Standard">The investigators isolated putative A1 cells, adjusted the frequency of the A tone to the best frequency for that particular neuron, and presented B tones at frequency differences matched to those used in the human experiments-- namely, 1, 3, 6, and 9 semitones. 80% of the sequences produced this way were entirely within the absolute frequency range used in the human experiments. They then constructed PSTHs for each tone within each triplet, separately for each triplet position in the sequence. They found two main effects- first, responses to the B tone were diminished the greater the frequency difference. Second, responses diminish overall from the beginning of the tone sequence to the end. The first effect is a consequence of selectivity and possibly forward suppression. The second is multisecond adaptation or habituation. </text:p>
      <text:p text:style-name="Standard"/>
      <text:p text:style-name="Standard">Figure 3 from the paper shows the spike counts for each tone in the triplet as a function of triplet position and frequency separation. It shows that habituation is strongest between the first and second triplet, and that responses to A &amp; B tones are both increased in a different stimulation paradigm, in <text:soft-page-break/>which [BAB_] triplets are presented and the A tone occurs less frequently. Strangely, this effect was present for the first triplet and first A tone, before any habituation would be expected to occur (eg, center panel vs top left, fig. 3). The strongest responses to the B tone occurred when B was presented alone. Overall, it would appear that repetitions of the best frequency tone cause the neuron to have diminished responses, particularly to non-preferred frequencies.</text:p>
      <text:p text:style-name="Standard"/>
      <text:p text:style-name="Standard">From these qualitative results, the investigators propose a model for predicting segregation from the neural responses. They created probability distributions for each neuron by tone and triplet position, using spike counts from 20 repetitions of each sequence/DF. They then combined this information through convolution of the pdfs for all units. This allowed them to create a one parameter model, based on signal detection theory, in which they set a threshold for detection by the neural responses. If the spike count in response to both the A and the B tones exceeds the threshold, a “one-stream” response was inferred. If only the A tones were detected, then a “two-stream” response was inferred. This allowed the investigators to propose neurometric functions describing the probability of segregation over time. Impressively, a single threshold was obtained which led to neurometric functions replicating human psychometric functions for all frequency differences and triplet positions.</text:p>
      <text:p text:style-name="Standard"/>
      <text:p text:style-name="Standard">This model is essentially a frequency discriminator using the principles of signal detection theory to determine whether neural responses are indicative of a single frequency or of multiple frequencies, with a simple fixed threshold. While the neural data and this framework are sufficient to describe the tendency for segregation to become more likely over the course of a tone sequence, it really just describes discriminability. It completely overlooks the alternations characteristic of this type of stimulus over longer trials. Furthermore, the neural effects and even neurometric functions derived from responses in A1 can be found in recordings of auditory brainstem in the cochlear nucleus of the guinea pig (Pressnitzer et al, 2009), which is not thought to selectively represent subjective experience.</text:p>
      <text:p text:style-name="Standard"/>
      <text:p text:style-name="Standard">We propose a completely different approach for understanding the buildup of segregation probability over time, one that depends not on accumulation but purely as a consequence of system dynamics. If a system alternates between two states, and is always known to be in a particular state first, the buildup towards steady state probability from the onset of activity is known as a closed form function of the distribution of durations for each state. Assuming independent distributions for dominance durations of the “coherent” and “segregated” percept epochs, we can write an analytical solution for the buildup function that relies only on the probability distributions for the percept durations for each state. This describes an alternating renewal process (ARP). This statistical understanding of the change in probability over time of being in the second state is mathematically provable, but only when the distributions are independent. We tested the model on data from long trials. We constructed buildup functions using a switch triggered average, in which a long trial is broken up into shorter sections for averaging together the way that a standard buildup function would average over trial timecourses. This produces a switch triggered average- the short sections are obtained by constructing a new timecourse after every switch into the integrated percept. Since short trials always start in the integrated percept, this method of event-triggered averaging for the long trials produces an estimate of what the buildup function would have looked like for an average of many short trials-- probability of segregation from a switch into the coherent percept state starts at zero, and some time after that a switch into the segregated percept will occur. </text:p>
      <text:p text:style-name="Standard"/>
      <text:p text:style-name="Standard">In addition, we used dynamical competition models to describe a possible architecture for producing the observed alternations between perceptual states, using the parameters from Shpiro et al (2009). The prediction of the ARP model using the probability densities of the two states was very close to the actual buildup functions obtained from switch triggered averag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ra Steele</meta:initial-creator>
    <meta:creation-date>2012-11-07T14:45:47</meta:creation-date>
    <dc:date>2012-11-14T18:08:36</dc:date>
    <dc:creator>Sara Steele</dc:creator>
    <meta:editing-duration>PT4H56M41S</meta:editing-duration>
    <meta:editing-cycles>52</meta:editing-cycles>
    <meta:generator>LibreOffice/3.3$Unix LibreOffice_project/330m19$Build-6</meta:generator>
    <meta:document-statistic meta:table-count="0" meta:image-count="0" meta:object-count="0" meta:page-count="2" meta:paragraph-count="10" meta:word-count="1332" meta:character-count="8601"/>
  </office:meta>
</office:document-meta>
</file>